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variable"/>
    <style:font-face style:name="Courier" svg:font-family="Courier" style:font-family-generic="roman" style:font-pitch="variable"/>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c1827" style:text-outline="false" style:font-name="TimesNewRomanPSMT" fo:font-size="12pt" fo:letter-spacing="normal" style:text-underline-style="none" officeooo:rsid="00117d03" officeooo:paragraph-rsid="00117d03" style:letter-kerning="false" style:font-size-asian="12pt"/>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BoldMT" fo:font-size="15pt" fo:letter-spacing="normal" style:text-underline-style="none" fo:font-weight="bold" style:letter-kerning="false" style:font-size-asian="15pt" style:font-weight-asian="bold"/>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MT" fo:font-size="12pt" fo:letter-spacing="normal" style:text-underline-style="none" fo:font-weight="normal" style:letter-kerning="false" style:font-size-asian="12pt" style:font-weight-asian="normal"/>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MT" fo:font-size="12pt" fo:letter-spacing="normal" style:text-underline-style="none" fo:font-weight="normal" officeooo:rsid="0018ec05" officeooo:paragraph-rsid="0018ec05" style:letter-kerning="false" style:font-size-asian="12pt" style:font-weight-asian="normal"/>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MT" fo:font-size="12pt" fo:letter-spacing="normal" style:text-underline-style="none" fo:font-weight="bold" officeooo:rsid="00152d97" officeooo:paragraph-rsid="00152d97" style:letter-kerning="false" style:font-size-asian="12pt" style:font-weight-asian="bold" style:font-weight-complex="bold"/>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MT" fo:font-size="12pt" fo:letter-spacing="normal" style:text-underline-style="none" fo:font-weight="bold" officeooo:rsid="0016b77f" officeooo:paragraph-rsid="0016b77f" style:letter-kerning="false" style:font-size-asian="12pt" style:font-weight-asian="bold" style:font-weight-complex="bold"/>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MT" fo:font-size="12pt" fo:letter-spacing="normal" style:text-underline-style="none" fo:font-weight="bold" officeooo:paragraph-rsid="0013b796" style:letter-kerning="false" style:font-size-asian="12pt" style:font-weight-asian="bold"/>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TimesNewRomanPSMT" fo:font-size="12pt" fo:letter-spacing="normal" style:text-underline-style="none" fo:font-weight="bold" officeooo:rsid="001aa445" officeooo:paragraph-rsid="001aa445" style:letter-kerning="false" style:font-size-asian="12pt" style:font-weight-asian="bold"/>
    </style:style>
    <style:style style:name="P1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officeooo:rsid="001d6642" officeooo:paragraph-rsid="001d6642" style:font-weight-asian="bold" style:font-weight-complex="bold"/>
    </style:style>
    <style:style style:name="T1" style:family="text">
      <style:text-properties fo:color="#000000" style:text-outline="false" style:font-name="TimesNewRomanPSMT" fo:font-size="12pt" fo:letter-spacing="normal" style:text-underline-style="none" style:letter-kerning="false" style:font-size-asian="12pt"/>
    </style:style>
    <style:style style:name="T2" style:family="text">
      <style:text-properties fo:color="#000000" style:text-outline="false" style:font-name="TimesNewRomanPSMT" fo:font-size="12pt" fo:letter-spacing="normal" style:text-underline-style="none" fo:font-weight="normal" style:letter-kerning="false" style:font-size-asian="12pt" style:font-weight-asian="normal"/>
    </style:style>
    <style:style style:name="T3" style:family="text">
      <style:text-properties fo:color="#000000" style:text-outline="false" style:font-name="TimesNewRomanPS-BoldMT" fo:font-size="15pt" fo:letter-spacing="normal" style:text-underline-style="none" fo:font-weight="bold" style:letter-kerning="false" style:font-size-asian="15pt" style:font-weight-asian="bold"/>
    </style:style>
    <style:style style:name="T4" style:family="text">
      <style:text-properties fo:font-style="italic" style:font-style-asian="italic" style:font-style-complex="italic"/>
    </style:style>
    <style:style style:name="T5" style:family="text">
      <style:text-properties fo:font-style="italic" officeooo:rsid="0013b796" style:font-style-asian="italic" style:font-style-complex="italic" style:font-weight-complex="bold"/>
    </style:style>
    <style:style style:name="T6" style:family="text">
      <style:text-properties fo:font-style="italic" officeooo:rsid="001c7e85" style:font-style-asian="italic" style:font-style-complex="italic" style:font-weight-complex="bold"/>
    </style:style>
    <style:style style:name="T7" style:family="text">
      <style:text-properties fo:font-style="normal" officeooo:rsid="0013b796" style:font-style-asian="normal" style:font-style-complex="normal" style:font-weight-complex="bold"/>
    </style:style>
    <style:style style:name="T8" style:family="text">
      <style:text-properties style:font-weight-complex="bold"/>
    </style:style>
    <style:style style:name="T9" style:family="text">
      <style:text-properties officeooo:rsid="0013b796" style:font-weight-complex="bold"/>
    </style:style>
    <style:style style:name="T10" style:family="text">
      <style:text-properties officeooo:rsid="001c7e85" style:font-weight-complex="bold"/>
    </style:style>
    <style:style style:name="T11" style:family="text">
      <style:text-properties fo:color="#fa6400" style:font-name="Courier"/>
    </style:style>
    <style:style style:name="T12" style:family="text">
      <style:text-properties fo:color="#787878" style:font-name="Courier"/>
    </style:style>
    <style:style style:name="T13" style:family="text">
      <style:text-properties fo:color="#941edf" style:font-name="Courier"/>
    </style:style>
    <style:style style:name="T14" style:family="text">
      <style:text-properties fo:color="#00cb00" style:font-name="Courier"/>
    </style:style>
    <style:style style:name="T15" style:family="text">
      <style:text-properties style:font-name="Courier"/>
    </style:style>
    <style:style style:name="T16" style:family="text">
      <style:text-properties style:font-name="Courier1"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S330 – Spring 2016<text:tab/><text:tab/><text:tab/><text:tab/><text:tab/></text:span></text:p>
      <text:p text:style-name="P2">Karina Bercan</text:p>
      <text:p text:style-name="P3"/>
      <text:p text:style-name="P1"><text:span text:style-name="T3">Lab 5: I'll be C-ing you</text:span></text:p>
      <text:p text:style-name="P1"><text:span text:style-name="T2"/></text:p>
      <text:p text:style-name="P1"><text:span text:style-name="T2">1a) <text:s/>The push function takes an int and a pointer to a pointer. <text:s/>Why can't it just take a regular pointer? (You are encouraged to write a version of the code that takes a regular pointer in order to test this out).</text:span></text:p>
      <text:p text:style-name="P4"/>
      <text:p text:style-name="P8"><text:span text:style-name="T9">We send push() </text:span><text:span text:style-name="T5">top</text:span><text:span text:style-name="T7"> which is a pointer to a node struct (memory location of the node). However, we don't just send </text:span><text:span text:style-name="T5">top</text:span><text:span text:style-name="T7">, we send </text:span><text:span text:style-name="T5">&amp;top</text:span><text:span text:style-name="T7"> which is a pointer to </text:span><text:span text:style-name="T5">top</text:span><text:span text:style-name="T7">, meaning the value we are sending to push() is the memory location of </text:span><text:span text:style-name="T5">top</text:span><text:span text:style-name="T7">. A regular pointer can't be sent because it wouldn't change the value of the nodes, since structs are passed by value. In order to commit changes, memory addresses must be accessed, not just the values changed.</text:span></text:p>
      <text:p text:style-name="P4"/>
      <text:p text:style-name="P1"><text:span text:style-name="T2">1b) On the other hand, the printStack function does only take a pointer, not a pointer to a pointer. <text:s/>Why is that okay?</text:span></text:p>
      <text:p text:style-name="P4"/>
      <text:p text:style-name="P6">Printing the stack doesn't change the data structure, so it doesn't matter if memory locations are referenced or not; accessing the values is enough.</text:p>
      <text:p text:style-name="P4"/>
      <text:p text:style-name="P1"><text:span text:style-name="T2">2) Why is the while loop in the printStack function written the way it is?</text:span></text:p>
      <text:p text:style-name="P4"/>
      <text:p text:style-name="P7">The while loop runs while the value of <text:span text:style-name="T4">next</text:span> in the node that was sent into printStack is not NULL (while the address sent in is a node and has a next node). The loop prints the int held in the current node and the address of the next node, then it sets the current node to the next node to alter the conditions that keeps us in the loop. It is written this way so that the two values held in the current node's attributes are printed, until there are no more nodes in the stack.</text:p>
      <text:p text:style-name="P4"/>
      <text:p text:style-name="P1"><text:span text:style-name="T2">3) Write a function that returns the number of nodes in the stack.</text:span></text:p>
      <text:p text:style-name="P5"/>
      <text:p text:style-name="P5"><text:span text:style-name="T12">132 </text:span><text:span text:style-name="T13">int</text:span><text:span text:style-name="T15"> stackSize(</text:span><text:span text:style-name="T13">struct</text:span><text:span text:style-name="T15"> node* n){</text:span><text:line-break/><text:span text:style-name="T12">133 </text:span><text:span text:style-name="T15"><text:s text:c="3"/></text:span><text:span text:style-name="T13">int</text:span><text:span text:style-name="T15"> size = 0;</text:span><text:line-break/><text:span text:style-name="T12">134 </text:span><text:span text:style-name="T15"><text:s text:c="3"/></text:span><text:span text:style-name="T13">if</text:span><text:span text:style-name="T15"> (n==NULL){</text:span><text:line-break/><text:span text:style-name="T12">135 </text:span><text:span text:style-name="T15"><text:s text:c="6"/></text:span><text:span text:style-name="T11">// says the list is empty</text:span><text:line-break/><text:span text:style-name="T12">136 </text:span><text:span text:style-name="T15"><text:s text:c="6"/>printf(</text:span><text:span text:style-name="T14">"\n\nThe list is empty!"</text:span><text:span text:style-name="T15">);</text:span><text:line-break/><text:span text:style-name="T12">137 </text:span><text:span text:style-name="T15"><text:s text:c="3"/>}</text:span><text:line-break/><text:span text:style-name="T12">138 </text:span><text:span text:style-name="T15"><text:s text:c="3"/></text:span><text:span text:style-name="T11">// if the address holds a node</text:span><text:line-break/><text:span text:style-name="T12">139 </text:span><text:span text:style-name="T15"><text:s text:c="3"/></text:span><text:span text:style-name="T13">else</text:span><text:span text:style-name="T15">{</text:span><text:line-break/><text:span text:style-name="T12">140 </text:span><text:span text:style-name="T15"><text:s text:c="6"/>size++;</text:span><text:line-break/><text:span text:style-name="T12">141 </text:span><text:span text:style-name="T15"><text:s text:c="6"/></text:span><text:span text:style-name="T11">// while the value of next in the node that was sent in is not NULL</text:span><text:line-break/><text:span text:style-name="T12">142 </text:span><text:span text:style-name="T15"><text:s text:c="6"/></text:span><text:span text:style-name="T11">// meaning, while the address sent in is a node and has a next node</text:span><text:line-break/><text:span text:style-name="T12">143 </text:span><text:span text:style-name="T15"><text:s text:c="6"/></text:span><text:span text:style-name="T13">while</text:span><text:span text:style-name="T15">(n-&gt;next != NULL){</text:span><text:line-break/><text:span text:style-name="T12">144 </text:span><text:span text:style-name="T15"><text:s text:c="9"/></text:span><text:span text:style-name="T11">// increment the count</text:span><text:line-break/><text:span text:style-name="T12">145 </text:span><text:span text:style-name="T15"><text:s text:c="9"/>size++;</text:span><text:line-break/><text:span text:style-name="T12">146 </text:span><text:span text:style-name="T15"><text:s text:c="9"/></text:span><text:span text:style-name="T11">// set the current node to the next node</text:span><text:line-break/><text:span text:style-name="T12">147 </text:span><text:span text:style-name="T15"><text:s text:c="9"/></text:span><text:span text:style-name="T11">// this will alter the conditions that keeps us in the loop, eventually</text:span><text:line-break/><text:span text:style-name="T12">148 </text:span><text:span text:style-name="T15"><text:s text:c="9"/>n = n-&gt;next;</text:span><text:line-break/><text:span text:style-name="T12">149 </text:span><text:span text:style-name="T15"><text:s text:c="6"/>}</text:span><text:line-break/><text:soft-page-break/><text:span text:style-name="T12">150 </text:span><text:span text:style-name="T15"><text:s text:c="3"/>}</text:span><text:line-break/><text:span text:style-name="T12">151 </text:span><text:span text:style-name="T15"><text:s text:c="3"/></text:span><text:span text:style-name="T13">return</text:span><text:span text:style-name="T15">(size);</text:span><text:line-break/><text:span text:style-name="T12">152 </text:span><text:span text:style-name="T15">}</text:span></text:p>
      <text:p text:style-name="P5"/>
      <text:p text:style-name="P1"><text:span text:style-name="T2">4) There are two different push functions, one that works and one that's broken. <text:s/>Why does the one that's broken not work? <text:s/>Why does the one that works, work? <text:s/>(Hint: You will need to do some research on what malloc does, and think about scope and memory allocation).</text:span></text:p>
      <text:p text:style-name="P4"/>
      <text:p text:style-name="P9"><text:span text:style-name="T8">malloc() allocates memory space that is big enough for the data type you give it. In the working push() function, <text:s/></text:span><text:span text:style-name="T16">struct node* n = (struct node*) malloc(sizeof(struct node))</text:span><text:span text:style-name="T8"> creates a pointer to a node and calls it </text:span><text:span text:style-name="T6">n</text:span><text:span text:style-name="T8">. malloc() allocates memory space of the size needed for a node, and the code contained in parentheses sets the data type of the address to a pointer to a node. </text:span><text:span text:style-name="T10">In pushBroken(), no memory space is allocated explicitly, so the scope of the node created in it is limited to that function; it is not actually visible to the stack outside of the function call.</text:span></text:p>
      <text:p text:style-name="P4"/>
      <text:p text:style-name="P1"><text:span text:style-name="T2">5) Write a pop function, test to make sure it works. <text:s/>What input parameters does it take, and how does it work?</text:span></text:p>
      <text:p text:style-name="P1"><text:span text:style-name="T2"/></text:p>
      <text:p text:style-name="P10"><text:span text:style-name="T1">My pop function does not work, but this is what I did:</text:span></text:p>
      <text:p text:style-name="P10"><text:span text:style-name="T1">The input parameter is a pointer to a node and it returns a pointer to a node. If the stack is empty, it returns a null value. If the stack is not empty, it saves the top node in another node pointer, and it prints the value in that node. Then, it sets the top node sent into pop() to the next node. It finally returns the top n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variable"/>
    <style:font-face style:name="Courier" svg:font-family="Courier" style:font-family-generic="roman" style:font-pitch="variable"/>
    <style:font-face style:name="Liberation Serif" svg:font-family="'Liberation Serif'"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7:55:15.373860000</meta:creation-date>
    <dc:date>2016-04-12T19:08:57.485382000</dc:date>
    <meta:editing-duration>PT42M48S</meta:editing-duration>
    <meta:editing-cycles>8</meta:editing-cycles>
    <meta:generator>LibreOffice/5.0.3.2$MacOSX_X86_64 LibreOffice_project/e5f16313668ac592c1bfb310f4390624e3dbfb75</meta:generator>
    <meta:document-statistic meta:table-count="0" meta:image-count="0" meta:object-count="0" meta:page-count="2" meta:paragraph-count="16" meta:word-count="680" meta:character-count="3634" meta:non-whitespace-character-count="2848"/>
  </office:meta>
</office:document-meta>
</file>